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ebe" officeooo:paragraph-rsid="0002d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 : Application Program interface,</text:p>
      <text:p text:style-name="P1"/>
      <text:p text:style-name="P1">Objectif : A partir d’un mot trouver tous les film contenant ce mot , et afficher sous forme de liste les informations de ces films,</text:p>
      <text:p text:style-name="P1"/>
      <text:p text:style-name="P1">Formulaire : permettant de mettre la recherche de l’utilisateur,</text:p>
      <text:p text:style-name="P1"/>
      <text:p text:style-name="P1">mot clé :</text:p>
      <text:p text:style-name="P1">type (film, série, épisode),</text:p>
      <text:p text:style-name="P1">année de sortie (optionnel)</text:p>
      <text:p text:style-name="P1">bouton de recherche</text:p>
      <text:p text:style-name="P1"/>
      <text:p text:style-name="P1">Mot saisie stocker dans une bd,</text:p>
      <text:p text:style-name="P1"/>
      <text:p text:style-name="P1">Affiche le résultat de la recherche sous forme d’une liste, avec le nom, l’année, le type, l’ID, et une image,</text:p>
      <text:p text:style-name="P1"/>
      <text:p text:style-name="P1">Optionnel : </text:p>
      <text:p text:style-name="P1"/>
      <text:p text:style-name="P1">Ajoutez la possibilité d’afficher lors d’un clic sur le titre une nouvelle page contenant détail du film (acteurs ,,,,, ),</text:p>
      <text:p text:style-name="P1"/>
      <text:p text:style-name="P1">Affichez la liste des mots clés enregistré. </text:p>
      <text:p text:style-name="P1"/>
      <text:p text:style-name="P1"/>
      <text:p text:style-name="P1">Pré requis</text:p>
      <text:p text:style-name="P1"><text:s/></text:p>
      <text:p text:style-name="P1">OMDBAPI , com</text:p>
      <text:p text:style-name="P1"/>
      <text:p text:style-name="P1"/>
      <text:p text:style-name="P1">Curl doit etre installé</text:p>
      <text:p text:style-name="P1">Twig obligatoire</text:p>
      <text:p text:style-name="P1">depot git : /Lyon0317-php-[nom]-hackathon#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9:30:38.149674170</meta:creation-date>
    <meta:generator>LibreOffice/5.1.6.2$Linux_X86_64 LibreOffice_project/10m0$Build-2</meta:generator>
    <dc:date>2017-03-31T07:06:07.936122502</dc:date>
    <meta:editing-duration>PT20H40M46S</meta:editing-duration>
    <meta:editing-cycles>2</meta:editing-cycles>
    <meta:document-statistic meta:table-count="0" meta:image-count="0" meta:object-count="0" meta:page-count="1" meta:paragraph-count="18" meta:word-count="123" meta:character-count="740" meta:non-whitespace-character-count="631"/>
  </office:meta>
</office:document-meta>
</file>